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7" table:default-cell-style-name="ce4"/>
        <table:table-row table:style-name="ro1">
          <table:table-cell table:style-name="ce1" office:value-type="string" calcext:value-type="string">
            <text:p>INSTRUÇÃ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ARI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VALOR_A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vari = 2;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otal = 10;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valor_a = 7;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string" calcext:value-type="string">
            <text:p>a = -4;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string" calcext:value-type="string">
            <text:p>i = 80;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string" calcext:value-type="string">
            <text:p>x = 4;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x = total / vari;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x = x + 1;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a = a + 1;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p = 10; 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a = i / p; 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a = a + i % 6; 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>
            <text:p>valor_a = p * valor_a + x; 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8:31:58.069000000</meta:creation-date>
    <dc:date>2024-03-24T18:56:23.473000000</dc:date>
    <meta:editing-duration>PT12M54S</meta:editing-duration>
    <meta:editing-cycles>2</meta:editing-cycles>
    <meta:generator>Trio_Office/6.2.8.2$Windows_x86 LibreOffice_project/</meta:generator>
    <meta:document-statistic meta:table-count="1" meta:cell-count="88" meta:object-count="0"/>
  </office:meta>
</office:document-meta>
</file>